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Compare1" text:style-name="Outline">
                <text:list-item>
                    <text:h text:style-name="P1" text:outline-level="1"><draw:frame draw:style-name="fr1" draw:name="dashboard-icon.png" text:anchor-type="paragraph" svg:x="125.01mm" svg:y="0mm" svg:width="13mm" svg:height="10.94mm" draw:z-index="1">
                            <draw:image xlink:href="Pictures/100002010000036B0000031B40540EF8.png" xlink:type="simple" xlink:show="embed" xlink:actuate="onLoad"/>
                        </draw:frame><draw:frame draw:style-name="fr1" draw:name="eez-gui-icon.png" text:anchor-type="paragraph" svg:x="141.01mm" svg:y="0mm" svg:width="13mm" svg:height="9.35mm" draw:z-index="3">
                            <draw:image xlink:href="Pictures/100002010000036D0000027EEDA92E76.png" xlink:type="simple" xlink:show="embed" xlink:actuate="onLoad"/>
                        </draw:frame><draw:frame draw:style-name="fr1" draw:name="lvgl-icon.png" text:anchor-type="paragraph" svg:x="157mm" svg:y="0mm" svg:width="13mm" svg:height="8.89mm" draw:z-index="2">
                            <draw:image xlink:href="Pictures/100002010000036D0000027E5239E6C0.png" xlink:type="simple" xlink:show="embed" xlink:actuate="onLoad"/>
                        </draw:frame>Compare</text:h>
                    <text:list>
                        <text:list-item>
                            <text:h text:style-name="Heading_20_2" text:outline-level="2">Description</text:h>
                        </text:list-item>
                    </text:list>
                </text:list-item>
            </text:list>

            <text:p text:style-name="Standard"><text:span>Compares expressions depending on the operator and if the result is </text:span><text:span text:style-name="backtick">true</text:span><text:span> Flow execution continues through </text:span><text:span text:style-name="backtick">True</text:span><text:span> output, otherwise </text:span><text:span text:style-name="backtick">False</text:span><text:span> output is used.</text:span></text:p>

            
                <text:list xml:id="list_Compare2" text:continue-numbering="true" text:continue-list="list_Compare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Compare5" text:continue-numbering="true" text:style-name="Outline">
                                                <text:list-item>
                                                    <text:list>
                                                        <text:list-item>
                                                            <text:list>
                                                                <text:list-item>
                                                                    <text:h text:style-name="Heading_20_3" text:outline-level="3">
                                                                        A
                                                                        <text:s text:c="4"/>
                                                                        <text:span text:style-name="T2">EXPRESSION (any)</text:span>
                                                                    </text:h>
                                                                </text:list-item>
                                                            </text:list>
                                                        </text:list-item>
                                                    </text:list>
                                                </text:list-item>
                                            </text:list>
                                            <text:p text:style-name="Standard"><text:span>Expression on the left side of the comparison.</text:span></text:p>,
                                            <text:list xml:id="list_Compare6" text:continue-numbering="true" text:continue-list="list_Compare5" text:style-name="Outline">
                                                <text:list-item>
                                                    <text:list>
                                                        <text:list-item>
                                                            <text:list>
                                                                <text:list-item>
                                                                    <text:h text:style-name="Heading_20_3" text:outline-level="3">
                                                                        B
                                                                        <text:s text:c="4"/>
                                                                        <text:span text:style-name="T2">EXPRESSION (any)</text:span>
                                                                    </text:h>
                                                                </text:list-item>
                                                            </text:list>
                                                        </text:list-item>
                                                    </text:list>
                                                </text:list-item>
                                            </text:list>
                                            <text:p text:style-name="Standard"><text:span>Expression on the right side of the comparison.</text:span><text:p text:style-name="Standard"/><text:span>It is not used if the operator is </text:span><text:span text:style-name="backtick">NOT</text:span><text:span>.</text:span></text:p>,
                                            <text:list xml:id="list_Compare7" text:continue-numbering="true" text:continue-list="list_Compare6" text:style-name="Outline">
                                                <text:list-item>
                                                    <text:list>
                                                        <text:list-item>
                                                            <text:list>
                                                                <text:list-item>
                                                                    <text:h text:style-name="Heading_20_3" text:outline-level="3">
                                                                        C
                                                                        <text:s text:c="4"/>
                                                                        <text:span text:style-name="T2">EXPRESSION (any)</text:span>
                                                                    </text:h>
                                                                </text:list-item>
                                                            </text:list>
                                                        </text:list-item>
                                                    </text:list>
                                                </text:list-item>
                                            </text:list>
                                            <text:p text:style-name="Standard"><text:span>This expression is used only in the case of the </text:span><text:span text:style-name="backtick">BETWEEN</text:span><text:span> operator, then it is checked whether </text:span><text:span text:style-name="backtick">A &gt;= B</text:span><text:span> and </text:span><text:span text:style-name="backtick">A &lt;= C</text:span><text:span>.</text:span></text:p>,
                                            <text:list xml:id="list_Compare8" text:continue-numbering="true" text:continue-list="list_Compare7" text:style-name="Outline">
                                                <text:list-item>
                                                    <text:list>
                                                        <text:list-item>
                                                            <text:list>
                                                                <text:list-item>
                                                                    <text:h text:style-name="Heading_20_3" text:outline-level="3">
                                                                        Operator
                                                                        <text:s text:c="4"/>
                                                                        <text:span text:style-name="T2">Enum</text:span>
                                                                    </text:h>
                                                                </text:list-item>
                                                            </text:list>
                                                        </text:list-item>
                                                    </text:list>
                                                </text:list-item>
                                            </text:list>
                                            <text:p text:style-name="Standard"><text:span>It is possible to use one of the following operators:</text:span></text:p><text:p text:style-name="Standard"/><text:list xml:id="list_Compare9" text:style-name="List_20_1">
                    <text:list-item>
                            <text:p text:style-name="List_20_1_20_Start">
                            <text:span><text:span text:style-name="backtick">=</text:span><text:span> – A is equal to B, i.e. </text:span><text:span text:style-name="backtick">A == B</text:span></text:span>
                            </text:p>
                        </text:list-item>
                        
<text:list-item>
                            <text:p text:style-name="List_20_1">
                            <text:span><text:span text:style-name="backtick">&lt;</text:span><text:span> – A is less than B, i.e. </text:span><text:span text:style-name="backtick">A &lt; B</text:span></text:span>
                            </text:p>
                        </text:list-item>
                        
<text:list-item>
                            <text:p text:style-name="List_20_1">
                            <text:span><text:span text:style-name="backtick">&gt;</text:span><text:span> – A is greater than B, i.e. </text:span><text:span text:style-name="backtick">A &gt; B</text:span></text:span>
                            </text:p>
                        </text:list-item>
                        
<text:list-item>
                            <text:p text:style-name="List_20_1">
                            <text:span><text:span text:style-name="backtick">&lt;=</text:span><text:span> – A is less or equal to B, i.e. </text:span><text:span text:style-name="backtick">A &lt;= B</text:span></text:span>
                            </text:p>
                        </text:list-item>
                        
<text:list-item>
                            <text:p text:style-name="List_20_1">
                            <text:span><text:span text:style-name="backtick">&gt;=</text:span><text:span> – A is greater or equal to B, i.e. </text:span><text:span text:style-name="backtick">A &gt;= B</text:span></text:span>
                            </text:p>
                        </text:list-item>
                        
<text:list-item>
                            <text:p text:style-name="List_20_1">
                            <text:span><text:span text:style-name="backtick">&lt;&gt;</text:span><text:span> – A is different then B, i.e. </text:span><text:span text:style-name="backtick">A != B</text:span></text:span>
                            </text:p>
                        </text:list-item>
                        
<text:list-item>
                            <text:p text:style-name="List_20_1">
                            <text:span><text:span text:style-name="backtick">NOT</text:span><text:span> – A is not true, i.e. </text:span><text:span text:style-name="backtick">!A</text:span></text:span>
                            </text:p>
                        </text:list-item>
                        
<text:list-item>
                            <text:p text:style-name="List_20_1">
                            <text:span><text:span text:style-name="backtick">AND</text:span><text:span> – both A and B are true, i.e. </text:span><text:span text:style-name="backtick">A &amp;&amp; B</text:span></text:span>
                            </text:p>
                        </text:list-item>
                        
<text:list-item>
                            <text:p text:style-name="List_20_1">
                            <text:span><text:span text:style-name="backtick">OR</text:span><text:span> – either A or B is true, i.e. </text:span><text:span text:style-name="backtick">A || B</text:span></text:span>
                            </text:p>
                        </text:list-item>
                        
<text:list-item>
                            <text:p text:style-name="List_20_1">
                            <text:span><text:span text:style-name="backtick">XOR</text:span><text:span> – either A or B is true, but not both, </text:span><text:span text:style-name="backtick">A ^^ B</text:span></text:span>
                            </text:p>
                        </text:list-item>
                        
<text:list-item>
                            <text:p text:style-name="List_20_1_20_End">
                            <text:span><text:span text:style-name="backtick">BETWEEN</text:span><text:span> – A is between B and C, i.e. A is greater then or equal to B and A is less then or equal to C, i.e. </text:span><text:span text:style-name="backtick">A &gt;= B AND A &lt;= C</text:span></text:span>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Compare10" text:continue-numbering="true" text:continue-list="list_Compare8" text:style-name="Outline">
                                                <text:list-item>
                                                    <text:list>
                                                        <text:list-item>
                                                            <text:list>
                                                                <text:list-item>
                                                                    <text:h text:style-name="Heading_20_3" text:outline-level="3">
                                                                        Description
                                                                        <text:s text:c="4"/>
                                                                        <text:span text:style-name="T2">String</text:span>
                                                                    </text:h>
                                                                </text:list-item>
                                                            </text:list>
                                                        </text:list-item>
                                                    </text:list>
                                                </text:list-item>
                                            </text:list>
                                            <text:p text:style-name="Standard"><text:span>This is the description of the Action component. Description is displayed below the component in the Project editor/viewer. In the main toolbar, it is possible to hide or display descriptions of all components with one click.</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Compare11" text:continue-numbering="true" text:continue-list="list_Compare10"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
                                            <text:list xml:id="list_Compare12" text:continue-numbering="true" text:continue-list="list_Compare11"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
                                            <text:list xml:id="list_Compare13" text:continue-numbering="true" text:continue-list="list_Compare12"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Compare14" text:continue-numbering="true" text:continue-list="list_Compare13"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p text:style-name="Standard"/><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
                            </table:table-cell>
                        </table:table-row>
                    </table:table>

            
                <text:list xml:id="list_Compare3" text:continue-numbering="true" text:continue-list="list_Compare2" text:style-name="Outline">
                    <text:list-item>
                        <text:list>
                            <text:list-item>
                                <text:h text:style-name="Heading_20_2" text:outline-level="2">Inputs</text:h>
                            </text:list-item>
                        </text:list>
                    </text:list-item>
                </text:list>

                
                            <text:list xml:id="list_Compare15" text:continue-numbering="true" text:style-name="Outline">
                                <text:list-item>
                                    <text:list>
                                        <text:list-item>
                                            <text:list>
                                                <text:list-item>
                                                    <text:h text:style-name="Heading_20_3" text:outline-level="3">
                                                        seqin
                                                        <text:s text:c="4"/>
                                                        <text:span text:style-name="T2">SEQ | OPTIONAL</text:span>
                                                    </text:h>
                                                </text:list-item>
                                            </text:list>
                                        </text:list-item>
                                    </text:list>
                                </text:list-item>
                            </text:list>
                            <text:p text:style-name="Standard"><text:span>A standard sequence input.</text:span></text:p>

            
                <text:list xml:id="list_Compare4" text:continue-numbering="true" text:continue-list="list_Compare3" text:style-name="Outline">
                    <text:list-item>
                        <text:list>
                            <text:list-item>
                                <text:h text:style-name="Heading_20_2" text:outline-level="2">Outputs</text:h>
                            </text:list-item>
                        </text:list>
                    </text:list-item>
                </text:list>

                
                            <text:list xml:id="list_Compare16" text:continue-numbering="true" text:style-name="Outline">
                                <text:list-item>
                                    <text:list>
                                        <text:list-item>
                                            <text:list>
                                                <text:list-item>
                                                    <text:h text:style-name="Heading_20_3" text:outline-level="3">
                                                        seqout
                                                        <text:s text:c="4"/>
                                                        <text:span text:style-name="T2">SEQ | OPTIONAL</text:span>
                                                    </text:h>
                                                </text:list-item>
                                            </text:list>
                                        </text:list-item>
                                    </text:list>
                                </text:list-item>
                            </text:list>
                            <text:p text:style-name="Standard"><text:span>A standard sequence output.</text:span></text:p>,
                            <text:list xml:id="list_Compare17" text:continue-numbering="true" text:style-name="Outline">
                                <text:list-item>
                                    <text:list>
                                        <text:list-item>
                                            <text:list>
                                                <text:list-item>
                                                    <text:h text:style-name="Heading_20_3" text:outline-level="3">
                                                        True
                                                        <text:s text:c="4"/>
                                                        <text:span text:style-name="T2">SEQ | OPTIONAL</text:span>
                                                    </text:h>
                                                </text:list-item>
                                            </text:list>
                                        </text:list-item>
                                    </text:list>
                                </text:list-item>
                            </text:list>
                            <text:p text:style-name="Standard"><text:span>Output that will be used to continue execution of the Flow if the value of the expression is </text:span><text:span text:style-name="backtick">true</text:span><text:span>.</text:span></text:p>,
                            <text:list xml:id="list_Compare18" text:continue-numbering="true" text:style-name="Outline">
                                <text:list-item>
                                    <text:list>
                                        <text:list-item>
                                            <text:list>
                                                <text:list-item>
                                                    <text:h text:style-name="Heading_20_3" text:outline-level="3">
                                                        False
                                                        <text:s text:c="4"/>
                                                        <text:span text:style-name="T2">SEQ | OPTIONAL</text:span>
                                                    </text:h>
                                                </text:list-item>
                                            </text:list>
                                        </text:list-item>
                                    </text:list>
                                </text:list-item>
                            </text:list>
                            <text:p text:style-name="Standard"><text:span>Output that will be used to continue execution of the Flow if the value of the expression is </text:span><text:span text:style-name="backtick">false</text:span><text:span>.</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